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c495" officeooo:paragraph-rsid="0003c495"/>
    </style:style>
    <style:style style:name="P2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0455d7" style:font-size-asian="16pt" style:font-weight-asian="bold" style:font-name-complex="Georgia" style:font-size-complex="16pt"/>
    </style:style>
    <style:style style:name="P3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rsid="000455d7" officeooo:paragraph-rsid="000455d7" style:font-size-asian="16pt" style:font-weight-asian="bold" style:font-name-complex="Georgia" style:font-size-complex="16pt"/>
    </style:style>
    <style:style style:name="P4" style:family="paragraph" style:parent-style-name="Standard">
      <style:paragraph-properties fo:margin-left="0.5in" fo:margin-right="0in" fo:text-align="end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2pt" fo:font-weight="normal" officeooo:rsid="0004c431" officeooo:paragraph-rsid="000455d7" style:font-size-asian="10.5pt" style:font-weight-asian="normal" style:font-name-complex="Georgia" style:font-size-complex="12pt" style:font-weight-complex="normal"/>
    </style:style>
    <style:style style:name="P5" style:family="paragraph" style:parent-style-name="Standard">
      <style:paragraph-properties fo:margin-left="0.5in" fo:margin-right="0in" fo:text-align="start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4pt" fo:font-weight="bold" officeooo:rsid="000455d7" officeooo:paragraph-rsid="000455d7" style:font-size-asian="14pt" style:font-weight-asian="bold" style:font-name-complex="Georgia" style:font-size-complex="14pt" style:font-weight-complex="bold"/>
    </style:style>
    <style:style style:name="P6" style:family="paragraph" style:parent-style-name="Standard">
      <style:paragraph-properties fo:margin-left="0.5in" fo:margin-right="0in" fo:text-align="start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3pt" fo:font-weight="bold" officeooo:rsid="0004c431" officeooo:paragraph-rsid="000455d7" style:font-size-asian="13pt" style:font-weight-asian="bold" style:font-name-complex="Georgia" style:font-size-complex="13pt" style:font-weight-complex="bold"/>
    </style:style>
    <style:style style:name="P7" style:family="paragraph" style:parent-style-name="Standard">
      <style:paragraph-properties fo:margin-left="0in" fo:margin-right="0in" fo:text-align="end" style:justify-single-word="false" fo:orphans="2" fo:widows="2" fo:text-indent="0in" style:auto-text-indent="false">
        <style:tab-stops>
          <style:tab-stop style:position="1.5in"/>
        </style:tab-stops>
      </style:paragraph-properties>
      <style:text-properties style:font-name="Georgia" fo:font-size="12pt" fo:font-weight="normal" officeooo:rsid="0004c431" officeooo:paragraph-rsid="000455d7" style:font-size-asian="10.5pt" style:font-weight-asian="normal" style:font-name-complex="Georgia" style:font-size-complex="12pt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rsid="0010bce4" officeooo:paragraph-rsid="000455d7" style:font-size-asian="16pt" style:font-weight-asian="bold" style:font-name-complex="Georgia" style:font-size-complex="16pt"/>
    </style:style>
    <style:style style:name="P9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Georgia" fo:font-size="16pt" fo:font-weight="bold" officeooo:rsid="0010bce4" officeooo:paragraph-rsid="0011d480" style:font-size-asian="16pt" style:font-weight-asian="bold" style:font-name-complex="Georgia" style:font-size-complex="16pt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Georgia" fo:font-size="16pt" fo:font-weight="bold" officeooo:rsid="0011d480" officeooo:paragraph-rsid="0011d480" style:font-size-asian="16pt" style:font-weight-asian="bold" style:font-name-complex="Georgia" style:font-size-complex="16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Georgia" fo:font-size="16pt" fo:font-weight="bold" officeooo:rsid="0011d480" officeooo:paragraph-rsid="0014f2a5" style:font-size-asian="16pt" style:font-weight-asian="bold" style:font-name-complex="Georgia" style:font-size-complex="16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rsid="0011d480" officeooo:paragraph-rsid="0011d480" style:font-size-asian="16pt" style:font-weight-asian="bold" style:font-name-complex="Georgia" style:font-size-complex="16pt"/>
    </style:style>
    <style:style style:name="P13" style:family="paragraph" style:parent-style-name="Standard">
      <style:paragraph-properties fo:margin-left="0.5in" fo:margin-right="0in" fo:text-align="start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4pt" fo:font-weight="bold" officeooo:rsid="000455d7" officeooo:paragraph-rsid="000455d7" style:font-size-asian="14pt" style:font-weight-asian="bold" style:font-name-complex="Georgia" style:font-size-complex="14pt" style:font-weight-complex="bold"/>
    </style:style>
    <style:style style:name="P14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rsid="000455d7" officeooo:paragraph-rsid="000455d7" style:font-size-asian="16pt" style:font-weight-asian="bold" style:font-name-complex="Georgia" style:font-size-complex="16pt"/>
    </style:style>
    <style:style style:name="P15" style:family="paragraph" style:parent-style-name="Standard">
      <loext:graphic-properties draw:fill="none"/>
      <style:paragraph-properties fo:margin-top="0in" fo:margin-bottom="0in" loext:contextual-spacing="false" fo:line-height="150%" fo:text-align="start" style:justify-single-word="false" fo:orphans="2" fo:widows="2" fo:background-color="transparent">
        <style:tab-stops>
          <style:tab-stop style:position="1.5in"/>
        </style:tab-stops>
      </style:paragraph-properties>
      <style:text-properties style:font-name="Georgia" fo:font-size="12pt" fo:font-style="italic" style:text-underline-style="solid" style:text-underline-width="auto" style:text-underline-color="font-color" fo:font-weight="bold" officeooo:rsid="000598d3" officeooo:paragraph-rsid="000598d3" style:font-size-asian="10.5pt" style:font-style-asian="italic" style:font-weight-asian="bold" style:font-name-complex="Georgia" style:font-size-complex="12pt" style:font-style-complex="italic" style:font-weight-complex="bold"/>
    </style:style>
    <style:style style:name="T1" style:family="text">
      <style:text-properties officeooo:rsid="001f9d08"/>
    </style:style>
    <style:style style:name="T2" style:family="text">
      <style:text-properties officeooo:rsid="00213fa3"/>
    </style:style>
    <style:style style:name="T3" style:family="text">
      <style:text-properties officeooo:rsid="000455d7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1d480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3127e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4f2a5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5fad8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7f94d" style:font-size-asian="10.5pt" style:font-weight-asian="normal" style:font-size-complex="12pt" style:font-weight-complex="normal"/>
    </style:style>
    <style:style style:name="T10" style:family="text">
      <style:text-properties officeooo:rsid="0010b1fa"/>
    </style:style>
    <style:style style:name="T11" style:family="text">
      <style:text-properties officeooo:rsid="0010bc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onald Frank</text:p>
      <text:p text:style-name="P4">Interpersonal Communication (COMM 218)</text:p>
      <text:p text:style-name="P4">D.A. Hermach</text:p>
      <text:p text:style-name="P4">Assignment: <text:span text:style-name="T3">Sample Implementation</text:span></text:p>
      <text:p text:style-name="P4">Date Due: <text:span text:style-name="T1">7</text:span>/<text:span text:style-name="T10">25</text:span>/2017</text:p>
      <text:p text:style-name="P4">Date Submitted: <text:span text:style-name="T2">7</text:span>/<text:span text:style-name="T10">25</text:span>/2017</text:p>
      <text:p text:style-name="P2"/>
      <text:p text:style-name="P2"/>
      <text:p text:style-name="P3">Sample <text:span text:style-name="T10">Implementation</text:span></text:p>
      <text:p text:style-name="P3"/>
      <text:p text:style-name="P5"/>
      <text:p text:style-name="P9"><text:span text:style-name="T4"><text:tab/>In order to implement the strategy designed to limit verbal abuse and other agressive communication with my eight year old daughter, <text:s/>I had to meta-communicate with her about what her role in the change would be. <text:s/>I informed her that <text:s/>she </text:span><text:span text:style-name="T5">is </text:span><text:span text:style-name="T4">to raise her hand </text:span><text:span text:style-name="T5">when she feels threatended </text:span><text:span text:style-name="T4">by </text:span><text:span text:style-name="T5">my </text:span><text:span text:style-name="T4">yelling or us</text:span><text:span text:style-name="T5">e of </text:span><text:span text:style-name="T4">a hurtful tone. <text:s/>This </text:span><text:span text:style-name="T5">non</text:span><text:span text:style-name="T4">verbal communication (sign) would serve as a </text:span><text:span text:style-name="T5">cue for me to implement the change.</text:span></text:p>
      <text:p text:style-name="P5"/>
      <text:p text:style-name="P6">“<text:span text:style-name="T11">Description</text:span>”</text:p>
      <text:p text:style-name="P8"><text:span text:style-name="T5"/></text:p>
      <text:p text:style-name="P10"><text:span text:style-name="T4"><text:tab/>I started the implementation over the weekend, which </text:span><text:span text:style-name="T6">was</text:span><text:span text:style-name="T4"> ladened with high-risk situations. <text:s/></text:span><text:span text:style-name="T6">Saturday morning we had our first interaction/conflict. <text:s/>The context of the situation was </text:span><text:span text:style-name="T9">at home </text:span><text:span text:style-name="T6">getting ready to leave for grandma's house. <text:s/>I gave her instructions to get her hair and teeth brushed, then left the room to tend to other chores. <text:s/>I returned five minutes later to find her on the couch watching her ipad, and her teeth nor hair had been brushed.</text:span></text:p>
      <text:p text:style-name="P12"><text:span text:style-name="T6"/></text:p>
      <text:p text:style-name="P10"><text:span text:style-name="T6"><text:tab/>"What did I tell you to do !", I exclaimed rhetorically.</text:span></text:p>
      <text:p text:style-name="P11"><text:span text:style-name="T6"><text:tab/></text:span></text:p>
      <text:p text:style-name="P11"><text:span text:style-name="T6"><text:tab/>Immediately her little hand shot up into the air like she was weilding some kindom saving sword. <text:s/></text:span><text:span text:style-name="T7">She didn't say a word, but nonverbally her body language and facial expressions delivered a message of power . <text:s/>At this time I knew the strategy was not going to be easy to implement. <text:s/></text:span></text:p>
      <text:p text:style-name="P11"><text:span text:style-name="T7"/></text:p>
      <text:p text:style-name="P11"><text:span text:style-name="T7"><text:tab/>I took a deep breath and responded as calmly as possible, "Please, brush your teeth. <text:s/>We are leaving for your grandmother's in 5 minutes."</text:span></text:p>
      <text:p text:style-name="P11"><text:soft-page-break/><text:span text:style-name="T7"/></text:p>
      <text:p text:style-name="P11"><text:span text:style-name="T7"><text:tab/>"Yes, sir.", she said in her most polite tone. <text:s/>I knew it was all an act. <text:s/>But at </text:span><text:span text:style-name="T8">least the interaction was over. <text:s/>I responded with a cordial "Thank you" and she reciprocated with "You're Welcome".</text:span></text:p>
      <text:p text:style-name="P11"><text:span text:style-name="T8"/></text:p>
      <text:p text:style-name="P10"><text:span text:style-name="T6"><text:tab/></text:span><text:span text:style-name="T8">She went to the movies with her grandmother, which gave me a needed break to self-monitor. <text:s/></text:span><text:span text:style-name="T9">S</text:span><text:span text:style-name="T8">he was back in my care by the afternoon. <text:s/>Similar interactions occured throughout the day. <text:s/>I noticed that she was able to recognize my nonverbal cues and anticipate </text:span><text:span text:style-name="T9">a</text:span><text:span text:style-name="T8">gression. <text:s/>She used this awareness to taunt me verbally, "Do I need to raise my hand?" or non-verbally by raising her hand half-way. <text:s/>It was very frusting for me to communicate in this manner, </text:span><text:span text:style-name="T9">but it did make me aware of my emotions. <text:s/>I felt a shift from agression to frustration. </text:span></text:p>
      <text:p text:style-name="P10"><text:span text:style-name="T8"><text:tab/></text:span></text:p>
      <text:p text:style-name="P10"><text:span text:style-name="T8"/></text:p>
      <text:p text:style-name="P12"><text:span text:style-name="T6"/></text:p>
      <text:p text:style-name="P12"><text:span text:style-name="T6"/></text:p>
      <text:p text:style-name="P1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level1" style:display-name="_level1" style:family="paragraph" style:parent-style-name="Standard" style:default-outline-level="1">
      <style:paragraph-properties fo:margin-left="0.5in" fo:margin-right="0in" fo:text-indent="-0.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50M12S</meta:editing-duration>
    <meta:editing-cycles>8</meta:editing-cycles>
    <meta:generator>LibreOffice/5.2.3.3$Windows_x86 LibreOffice_project/d54a8868f08a7b39642414cf2c8ef2f228f780cf</meta:generator>
    <dc:date>2017-07-25T08:04:15.697000000</dc:date>
    <meta:document-statistic meta:table-count="0" meta:image-count="0" meta:object-count="0" meta:page-count="2" meta:paragraph-count="17" meta:word-count="388" meta:character-count="2267" meta:non-whitespace-character-count="1862"/>
    <meta:user-defined meta:name="Info 1"/>
    <meta:user-defined meta:name="Info 2"/>
    <meta:user-defined meta:name="Info 3"/>
    <meta:user-defined meta:name="Info 4"/>
  </office:meta>
</office:document-meta>
</file>